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AYBAR PEVE FRANCISCO RUDENCIO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ALVAREZ GOMEZ, CARLOS RAFAEL</text:span></text:p>
      <text:p text:style-name="P5">Recojo: <text:span text:style-name="T3">AYBAR PEVE FRANCISCO RUDEN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27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